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Paragraphedeliste" style:list-style-name="LFO3" style:family="paragraph">
      <style:text-properties fo:font-size="14pt" style:font-size-asian="14pt" style:font-size-complex="14pt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3" style:family="paragraph">
      <style:text-properties fo:font-size="14pt" style:font-size-asian="14pt" style:font-size-complex="14pt"/>
    </style:style>
    <style:style style:name="P9" style:parent-style-name="Paragraphedeliste" style:list-style-name="LFO3" style:family="paragraph">
      <style:text-properties fo:font-size="14pt" style:font-size-asian="14pt" style:font-size-complex="14pt"/>
    </style:style>
    <style:style style:name="P10" style:parent-style-name="Paragraphedeliste" style:list-style-name="LFO2" style:family="paragraph"/>
  </office:automatic-styles>
  <office:body>
    <office:text text:use-soft-page-breaks="true">
      <text:p text:style-name="P1">Document de rétrospective du<text:s/>Sprint1</text:p>
      <text:list text:style-name="LFO3" text:continue-numbering="true">
        <text:list-item>
          <text:p text:style-name="P2">Ce qui s’est bien passé :</text:p>
        </text:list-item>
      </text:list>
      <text:list text:style-name="LFO1" text:continue-numbering="true">
        <text:list-item>
          <text:p text:style-name="P3">Création de la base de données</text:p>
        </text:list-item>
        <text:list-item>
          <text:p text:style-name="P4">Création des requêtes pour l’ajout/modification et extraction des patients</text:p>
        </text:list-item>
        <text:list-item>
          <text:p text:style-name="P5">Implémentation des services</text:p>
        </text:list-item>
        <text:list-item>
          <text:p text:style-name="P6">Implémentation<text:s/>des spécifications<text:s/>de l’API</text:p>
        </text:list-item>
        <text:list-item>
          <text:p text:style-name="P7">Implémentation de l’UI</text:p>
        </text:list-item>
      </text:list>
      <text:list text:style-name="LFO3" text:continue-numbering="true">
        <text:list-item>
          <text:p text:style-name="P8">Ce qui aurait pu aller mieux :</text:p>
        </text:list-item>
      </text:list>
      <text:p text:style-name="Paragraphedeliste"/>
      <text:list text:style-name="LFO3" text:continue-numbering="true">
        <text:list-item>
          <text:p text:style-name="P9">Ce que j’aimerais faire différemment :</text:p>
        </text:list-item>
      </text:list>
      <text:list text:style-name="LFO2" text:continue-numbering="true">
        <text:list-item>
          <text:p text:style-name="P10">Séparer l’UI dans un autre microservice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ra Cerqueira</meta:initial-creator>
    <dc:creator>Lara Cerqueira</dc:creator>
    <meta:creation-date>2022-11-04T12:30:00Z</meta:creation-date>
    <dc:date>2022-11-04T12:45:00Z</dc:date>
    <meta:template xlink:href="Normal" xlink:type="simple"/>
    <meta:editing-cycles>1</meta:editing-cycles>
    <meta:editing-duration>PT900S</meta:editing-duration>
    <meta:document-statistic meta:page-count="1" meta:paragraph-count="1" meta:word-count="57" meta:character-count="375" meta:row-count="2" meta:non-whitespace-character-count="319"/>
  </office:meta>
</office:document-meta>
</file>